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15%"/>
      <style:text-properties officeooo:paragraph-rsid="00216b57"/>
    </style:style>
    <style:style style:name="P3" style:family="paragraph" style:parent-style-name="Text_20_body">
      <style:paragraph-properties fo:line-height="115%"/>
      <style:text-properties officeooo:paragraph-rsid="002555d7"/>
    </style:style>
    <style:style style:name="P4" style:family="paragraph" style:parent-style-name="Text_20_body">
      <style:text-properties officeooo:paragraph-rsid="0014de85"/>
    </style:style>
    <style:style style:name="P5" style:family="paragraph" style:parent-style-name="Text_20_body" style:list-style-name="L1">
      <style:text-properties style:font-name="Liberation Sans"/>
    </style:style>
    <style:style style:name="P6" style:family="paragraph" style:parent-style-name="Preformatted_20_Text" style:list-style-name="L1">
      <style:text-properties officeooo:paragraph-rsid="000de067"/>
    </style:style>
    <style:style style:name="P7" style:family="paragraph" style:parent-style-name="Preformatted_20_Text" style:list-style-name="L1">
      <style:paragraph-properties>
        <style:tab-stops>
          <style:tab-stop style:position="18.609cm"/>
        </style:tab-stops>
      </style:paragraph-properties>
      <style:text-properties officeooo:paragraph-rsid="00110774"/>
    </style:style>
    <style:style style:name="P8" style:family="paragraph" style:parent-style-name="Preformatted_20_Text">
      <style:text-properties style:font-name="Liberation Sans" officeooo:paragraph-rsid="0010886f" fo:background-color="transparent"/>
    </style:style>
    <style:style style:name="P9" style:family="paragraph" style:parent-style-name="Preformatted_20_Text">
      <style:paragraph-properties fo:line-height="115%"/>
      <style:text-properties style:font-name="Liberation Sans" fo:font-size="12pt" officeooo:rsid="0010886f" officeooo:paragraph-rsid="00117010" fo:background-color="transparent" style:font-size-asian="12pt" style:font-size-complex="12pt"/>
    </style:style>
    <style:style style:name="P10" style:family="paragraph" style:parent-style-name="Text_20_body" style:list-style-name="L1">
      <style:text-properties style:font-name="Liberation Sans" officeooo:paragraph-rsid="002adeb6"/>
    </style:style>
    <style:style style:name="P11" style:family="paragraph" style:parent-style-name="Preformatted_20_Text" style:list-style-name="L1">
      <style:paragraph-properties>
        <style:tab-stops>
          <style:tab-stop style:position="18.609cm"/>
        </style:tab-stops>
      </style:paragraph-properties>
      <style:text-properties officeooo:paragraph-rsid="002adeb6"/>
    </style:style>
    <style:style style:name="P12" style:family="paragraph" style:parent-style-name="Preformatted_20_Text">
      <style:paragraph-properties fo:line-height="115%"/>
      <style:text-properties style:font-name="Liberation Sans" fo:font-size="14pt" officeooo:rsid="00120aef" officeooo:paragraph-rsid="00120aef" fo:background-color="transparent" style:font-size-asian="14pt" style:font-size-complex="14pt"/>
    </style:style>
    <style:style style:name="P13" style:family="paragraph" style:parent-style-name="Preformatted_20_Text">
      <style:paragraph-properties fo:line-height="115%"/>
      <style:text-properties style:font-name="Liberation Sans" fo:font-size="12pt" fo:language="en" fo:country="US" fo:font-weight="normal" officeooo:rsid="001964ea" officeooo:paragraph-rsid="001964ea" fo:background-color="transparent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line-height="115%"/>
      <style:text-properties style:font-name="Liberation Sans" fo:font-size="12pt" fo:language="en" fo:country="US" officeooo:rsid="001964ea" officeooo:paragraph-rsid="001964ea" fo:background-color="transparent" style:font-size-asian="12pt" style:font-size-complex="12pt"/>
    </style:style>
    <style:style style:name="P15" style:family="paragraph" style:parent-style-name="Preformatted_20_Text">
      <style:paragraph-properties fo:line-height="115%" style:writing-mode="lr-tb"/>
      <style:text-properties officeooo:paragraph-rsid="00137752"/>
    </style:style>
    <style:style style:name="P16" style:family="paragraph" style:parent-style-name="Preformatted_20_Text">
      <style:paragraph-properties fo:line-height="115%" style:writing-mode="lr-tb"/>
      <style:text-properties officeooo:paragraph-rsid="002ebd40"/>
    </style:style>
    <style:style style:name="T1" style:family="text">
      <style:text-properties style:font-name="Liberation Sans" fo:font-size="14pt" style:font-size-asian="14pt" style:font-size-complex="14pt"/>
    </style:style>
    <style:style style:name="T2" style:family="text">
      <style:text-properties style:font-name="Liberation Sans" fo:font-size="14pt" officeooo:rsid="0014de85" style:font-size-asian="14pt" style:font-size-complex="14pt"/>
    </style:style>
    <style:style style:name="T3" style:family="text">
      <style:text-properties fo:color="#ff0000" loext:opacity="100%" style:font-name="Liberation Sans" fo:font-weight="normal" style:font-weight-asian="normal" style:font-weight-complex="normal"/>
    </style:style>
    <style:style style:name="T4" style:family="text">
      <style:text-properties style:use-window-font-color="true" loext:opacity="0%" style:font-name="Liberation Sans" fo:language="ru" fo:country="RU" fo:font-weight="normal" officeooo:rsid="0014de85" fo:background-color="transparent" loext:char-shading-value="0" style:font-weight-asian="normal" style:font-weight-complex="normal"/>
    </style:style>
    <style:style style:name="T5" style:family="text">
      <style:text-properties style:use-window-font-color="true" loext:opacity="0%" style:font-name="Liberation Sans" fo:language="en" fo:country="US" fo:font-weight="normal" officeooo:rsid="0014de85" fo:background-color="transparent" loext:char-shading-value="0" style:font-weight-asian="normal" style:font-weight-complex="normal"/>
    </style:style>
    <style:style style:name="T6" style:family="text">
      <style:text-properties style:use-window-font-color="true" loext:opacity="0%" style:font-name="Liberation Sans" fo:font-size="12pt" fo:language="en" fo:country="US" fo:font-weight="normal" officeooo:rsid="00216b57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Liberation Sans" fo:font-size="12pt" fo:letter-spacing="normal" fo:language="en" fo:country="US" fo:font-style="italic" fo:font-weight="normal" officeooo:rsid="00216b5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US" fo:font-weight="normal" officeooo:rsid="0014de85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color="#000080" loext:opacity="100%" style:font-name="Liberation Sans" fo:language="en" fo:country="US" fo:font-weight="normal" officeooo:rsid="0014de85" fo:background-color="transparent" loext:char-shading-value="0" style:font-weight-asian="normal" style:font-weight-complex="normal"/>
    </style:style>
    <style:style style:name="T10" style:family="text">
      <style:text-properties style:use-window-font-color="true" loext:opacity="0%" style:font-name="Liberation Sans" fo:language="ru" fo:country="RU" fo:font-weight="normal" officeooo:rsid="002555d7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style:font-name="Liberation Sans" fo:language="ru" fo:country="RU" fo:font-weight="normal" officeooo:rsid="002555d7" fo:background-color="#fff5ce" loext:char-shading-value="0" style:font-weight-asian="normal" style:font-weight-complex="normal"/>
    </style:style>
    <style:style style:name="T12" style:family="text">
      <style:text-properties style:use-window-font-color="true" loext:opacity="0%" style:font-name="Liberation Sans" fo:language="ru" fo:country="RU" fo:font-weight="normal" officeooo:rsid="002555d7" fo:background-color="#ffbf00" loext:char-shading-value="0" style:font-weight-asian="normal" style:font-weight-complex="normal"/>
    </style:style>
    <style:style style:name="T13" style:family="text">
      <style:text-properties style:use-window-font-color="true" loext:opacity="0%" style:font-name="Liberation Sans" fo:language="en" fo:country="US" fo:font-weight="normal" officeooo:rsid="002555d7" fo:background-color="transparent" loext:char-shading-value="0" style:font-weight-asian="normal" style:font-weight-complex="normal"/>
    </style:style>
    <style:style style:name="T14" style:family="text">
      <style:text-properties style:use-window-font-color="true" loext:opacity="0%" style:font-name="Liberation Sans" fo:language="ru" fo:country="RU" fo:font-weight="normal" officeooo:rsid="0026ec30" fo:background-color="transparent" loext:char-shading-value="0" style:font-weight-asian="normal" style:font-weight-complex="normal"/>
    </style:style>
    <style:style style:name="T15" style:family="text">
      <style:text-properties style:use-window-font-color="true" loext:opacity="0%" style:font-name="Liberation Sans" fo:language="ru" fo:country="RU" fo:font-weight="normal" officeooo:rsid="0014de85" fo:background-color="#ffbf00" loext:char-shading-value="0" style:font-weight-asian="normal" style:font-weight-complex="normal"/>
    </style:style>
    <style:style style:name="T16" style:family="text">
      <style:text-properties style:use-window-font-color="true" loext:opacity="0%" style:font-name="Liberation Sans" officeooo:rsid="0028b9c5" fo:background-color="transparent" loext:char-shading-value="0"/>
    </style:style>
    <style:style style:name="T17" style:family="text">
      <style:text-properties style:use-window-font-color="true" loext:opacity="0%" style:font-name="Liberation Sans" fo:background-color="transparent" loext:char-shading-value="0"/>
    </style:style>
    <style:style style:name="T18" style:family="text">
      <style:text-properties style:use-window-font-color="true" loext:opacity="0%" style:font-name="Liberation Sans" officeooo:rsid="0016703d" fo:background-color="transparent" loext:char-shading-value="0"/>
    </style:style>
    <style:style style:name="T19" style:family="text">
      <style:text-properties style:use-window-font-color="true" loext:opacity="0%" style:font-name="Liberation Sans" fo:font-style="normal" officeooo:rsid="0028b9c5" fo:background-color="transparent" loext:char-shading-value="0" style:font-style-asian="normal" style:font-style-complex="normal"/>
    </style:style>
    <style:style style:name="T20" style:family="text">
      <style:text-properties style:use-window-font-color="true" loext:opacity="0%" style:font-name="Liberation Sans" fo:font-style="italic" officeooo:rsid="0028b9c5" fo:background-color="transparent" loext:char-shading-value="0" style:font-style-asian="italic" style:font-style-complex="italic"/>
    </style:style>
    <style:style style:name="T21" style:family="text">
      <style:text-properties style:use-window-font-color="true" loext:opacity="0%" style:font-name="Liberation Sans" fo:language="en" fo:country="US" fo:font-style="italic" officeooo:rsid="002a6587" fo:background-color="transparent" loext:char-shading-value="0" style:font-style-asian="italic" style:font-style-complex="italic"/>
    </style:style>
    <style:style style:name="T22" style:family="text">
      <style:text-properties style:use-window-font-color="true" loext:opacity="0%" style:font-name="Liberation Sans" fo:language="en" fo:country="US" fo:font-style="italic" officeooo:rsid="0028b9c5" fo:background-color="transparent" loext:char-shading-value="0" style:font-style-asian="italic" style:font-style-complex="italic"/>
    </style:style>
    <style:style style:name="T23" style:family="text">
      <style:text-properties fo:language="ru" fo:country="RU" officeooo:rsid="000b660a"/>
    </style:style>
    <style:style style:name="T24" style:family="text">
      <style:text-properties style:use-window-font-color="true" loext:opacity="0%"/>
    </style:style>
    <style:style style:name="T25" style:family="text">
      <style:text-properties style:use-window-font-color="true" loext:opacity="0%" officeooo:rsid="000b660a"/>
    </style:style>
    <style:style style:name="T26" style:family="text">
      <style:text-properties officeooo:rsid="000b660a"/>
    </style:style>
    <style:style style:name="T27" style:family="text">
      <style:text-properties style:font-name="Liberation Sans" fo:background-color="#e6e0ec" loext:char-shading-value="0"/>
    </style:style>
    <style:style style:name="T28" style:family="text">
      <style:text-properties style:font-name="Liberation Sans" fo:language="en" fo:country="US" officeooo:rsid="000de067" fo:background-color="#e6e0ec" loext:char-shading-value="0"/>
    </style:style>
    <style:style style:name="T29" style:family="text">
      <style:text-properties style:font-name="Liberation Sans" officeooo:rsid="000de067" fo:background-color="#e6e0ec" loext:char-shading-value="0"/>
    </style:style>
    <style:style style:name="T30" style:family="text">
      <style:text-properties style:font-name="Liberation Sans" fo:language="en" fo:country="US" fo:background-color="#e6e0ec" loext:char-shading-value="0"/>
    </style:style>
    <style:style style:name="T31" style:family="text">
      <style:text-properties style:font-name="Liberation Sans"/>
    </style:style>
    <style:style style:name="T32" style:family="text">
      <style:text-properties officeooo:rsid="000c0e03"/>
    </style:style>
    <style:style style:name="T33" style:family="text">
      <style:text-properties officeooo:rsid="002adeb6"/>
    </style:style>
    <style:style style:name="T34" style:family="text">
      <style:text-properties fo:language="en" fo:country="US" officeooo:rsid="002adeb6"/>
    </style:style>
    <style:style style:name="T35" style:family="text">
      <style:text-properties officeooo:rsid="002adeb6" fo:background-color="#ffbf00" loext:char-shading-value="0"/>
    </style:style>
    <style:style style:name="T36" style:family="text">
      <style:text-properties fo:color="#ff0000" loext:opacity="100%"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1a990f"/>
    </style:style>
    <style:style style:name="T40" style:family="text">
      <style:text-properties fo:language="ru" fo:country="RU" officeooo:rsid="001f9fe5"/>
    </style:style>
    <style:style style:name="T41" style:family="text">
      <style:text-properties style:font-name="Liberation Sans" fo:font-size="12pt" fo:language="en" fo:country="US" fo:font-weight="bold" officeooo:rsid="005f35c1" style:font-size-asian="12pt" style:font-weight-asian="bold" style:font-size-complex="12pt" style:font-weight-complex="bold"/>
    </style:style>
    <style:style style:name="T42" style:family="text">
      <style:text-properties style:font-name="Liberation Sans" fo:font-size="12pt" fo:language="en" fo:country="US" fo:font-weight="bold" officeooo:rsid="001964ea" style:font-size-asian="12pt" style:font-weight-asian="bold" style:font-size-complex="12pt" style:font-weight-complex="bold"/>
    </style:style>
    <style:style style:name="T43" style:family="text">
      <style:text-properties style:font-name="Liberation Sans" fo:font-size="12pt" fo:language="en" fo:country="US" officeooo:rsid="001964ea" style:font-size-asian="12pt" style:font-size-complex="12pt"/>
    </style:style>
    <style:style style:name="T44" style:family="text">
      <style:text-properties style:font-name="Liberation Sans" fo:font-size="12pt" officeooo:rsid="005f35c1" style:font-size-asian="12pt" style:font-size-complex="12pt"/>
    </style:style>
    <style:style style:name="T45" style:family="text">
      <style:text-properties style:font-name="Liberation Sans" fo:font-size="12pt" fo:language="en" fo:country="US" officeooo:rsid="005f35c1" style:font-size-asian="12pt" style:font-size-complex="12pt"/>
    </style:style>
    <style:style style:name="T46" style:family="text">
      <style:text-properties style:font-name="Liberation Sans" fo:font-size="12pt" officeooo:rsid="004458c9" style:font-size-asian="12pt" style:font-size-complex="12pt"/>
    </style:style>
    <style:style style:name="T47" style:family="text">
      <style:text-properties style:font-name="Liberation Sans" fo:font-size="12pt" fo:language="en" fo:country="US" officeooo:rsid="004458c9" style:font-size-asian="12pt" style:font-size-complex="12pt"/>
    </style:style>
    <style:style style:name="T48" style:family="text">
      <style:text-properties style:font-name="Liberation Sans" fo:font-size="12pt" officeooo:rsid="004b0013" style:font-size-asian="12pt" style:font-size-complex="12pt"/>
    </style:style>
    <style:style style:name="T49" style:family="text">
      <style:text-properties style:font-name="Liberation Sans" fo:font-size="12pt" officeooo:rsid="0044a79d" style:font-size-asian="12pt" style:font-size-complex="12pt"/>
    </style:style>
    <style:style style:name="T50" style:family="text">
      <style:text-properties style:font-name="Liberation Sans" fo:font-size="12pt" fo:language="en" fo:country="US" officeooo:rsid="0044a79d" style:font-size-asian="12pt" style:font-size-complex="12pt"/>
    </style:style>
    <style:style style:name="T51" style:family="text">
      <style:text-properties style:font-name="Liberation Sans" fo:font-size="12pt" fo:language="ru" fo:country="RU" officeooo:rsid="0044a79d" style:font-size-asian="12pt" style:font-size-complex="12pt"/>
    </style:style>
    <style:style style:name="T52" style:family="text">
      <style:text-properties style:font-name="Liberation Sans" fo:font-size="12pt" officeooo:rsid="00601d15" style:font-size-asian="12pt" style:font-size-complex="12pt"/>
    </style:style>
    <style:style style:name="T53" style:family="text">
      <style:text-properties style:font-name="Liberation Sans" fo:font-size="12pt" officeooo:rsid="006907cd" style:font-size-asian="12pt" style:font-size-complex="12pt"/>
    </style:style>
    <style:style style:name="T54" style:family="text">
      <style:text-properties style:font-name="Liberation Sans" fo:font-size="12pt" fo:language="en" fo:country="US" officeooo:rsid="0044a79d" fo:background-color="#ffbf00" loext:char-shading-value="0" style:font-size-asian="12pt" style:font-size-complex="12pt"/>
    </style:style>
    <style:style style:name="T55" style:family="text">
      <style:text-properties style:font-name="Liberation Sans" fo:font-size="12pt" officeooo:rsid="0045703d" style:font-size-asian="12pt" style:font-size-complex="12pt"/>
    </style:style>
    <style:style style:name="T56" style:family="text">
      <style:text-properties style:font-name="Liberation Sans" fo:font-size="12pt" fo:language="en" fo:country="US" officeooo:rsid="0045703d" style:font-size-asian="12pt" style:font-size-complex="12pt"/>
    </style:style>
    <style:style style:name="T57" style:family="text">
      <style:text-properties style:font-name="Liberation Sans" fo:font-size="12pt" fo:language="ru" fo:country="RU" officeooo:rsid="002ebd40" style:font-size-asian="12pt" style:font-size-complex="12pt"/>
    </style:style>
    <style:style style:name="T58" style:family="text">
      <style:text-properties style:font-name="Liberation Sans" fo:font-size="12pt" fo:language="ru" fo:country="RU" fo:font-weight="bold" officeooo:rsid="002ebd40" fo:background-color="#ffbf00" loext:char-shading-value="0" style:font-size-asian="12pt" style:font-weight-asian="bold" style:font-size-complex="12pt" style:font-weight-complex="bold"/>
    </style:style>
    <style:style style:name="T59" style:family="text">
      <style:text-properties style:font-name="Liberation Sans" fo:font-size="12pt" fo:language="ru" fo:country="RU" officeooo:rsid="004458c9" style:font-size-asian="12pt" style:font-size-complex="12pt"/>
    </style:style>
    <style:style style:name="T60" style:family="text">
      <style:text-properties style:font-name="Liberation Sans" fo:font-size="12pt" fo:language="en" fo:country="US" officeooo:rsid="002ebd40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585_1054637655"/><text:span text:style-name="Strong_20_Emphasis"><text:span text:style-name="T1">Создание PFX сертификата для шифрования/дешифрования </text:span></text:span><text:span text:style-name="Strong_20_Emphasis"><text:span text:style-name="T2">конфигов.</text:span></text:span></text:p>
      <text:p text:style-name="Text_20_body"><text:span text:style-name="Strong_20_Emphasis"><text:span text:style-name="T3"/></text:span></text:p>
      <text:p text:style-name="P2"><text:span text:style-name="Strong_20_Emphasis"><text:span text:style-name="T4">Скачиваем</text:span></text:span><text:span text:style-name="Strong_20_Emphasis"><text:span text:style-name="T5"> </text:span></text:span><text:bookmark-start text:name="__DdeLink__701_3756616830"/><text:span text:style-name="Strong_20_Emphasis"><text:span text:style-name="T5">OpenSSL</text:span></text:span><text:bookmark-end text:name="__DdeLink__701_3756616830"/><text:span text:style-name="Strong_20_Emphasis"><text:span text:style-name="T5"> </text:span></text:span><text:span text:style-name="Strong_20_Emphasis"><text:span text:style-name="T6">(</text:span></text:span><text:span text:style-name="Strong_20_Emphasis"><text:span text:style-name="T7">Win64</text:span></text:span><text:span text:style-name="Strong_20_Emphasis"><text:span text:style-name="T6">)</text:span></text:span><text:span text:style-name="Strong_20_Emphasis"><text:span text:style-name="T8">:</text:span></text:span><text:span text:style-name="Strong_20_Emphasis"><text:span text:style-name="T5"> </text:span></text:span><text:a xlink:type="simple" xlink:href="https://slproweb.com/products/Win32OpenSSL.html" text:style-name="Internet_20_link" text:visited-style-name="Visited_20_Internet_20_Link"><text:span text:style-name="Strong_20_Emphasis"><text:span text:style-name="T9">https://slproweb.com/products/Win32OpenSSL.html</text:span></text:span></text:a></text:p>
      <text:p text:style-name="P3"><text:span text:style-name="Strong_20_Emphasis"><text:span text:style-name="T5">Устанавливаем</text:span></text:span><text:span text:style-name="Strong_20_Emphasis"><text:span text:style-name="T4"> </text:span></text:span><text:span text:style-name="Strong_20_Emphasis"><text:span text:style-name="T5">OpenSSL,</text:span></text:span><text:span text:style-name="Strong_20_Emphasis"><text:span text:style-name="T4"> </text:span></text:span><text:span text:style-name="Strong_20_Emphasis"><text:span text:style-name="T10">далее открываем окно “</text:span></text:span><text:span text:style-name="Strong_20_Emphasis"><text:span text:style-name="T11">Переменные среды</text:span></text:span><text:span text:style-name="Strong_20_Emphasis"><text:span text:style-name="T10">“ командой «</text:span></text:span><text:bookmark-start text:name="__DdeLink__971_3756616830"/><text:span text:style-name="Strong_20_Emphasis"><text:span text:style-name="T12">rundll32 sysdm.cpl,EditEnvironmentVariables</text:span></text:span><text:bookmark-end text:name="__DdeLink__971_3756616830"/><text:span text:style-name="Strong_20_Emphasis"><text:span text:style-name="T10">» вставив её в </text:span></text:span><text:span text:style-name="Strong_20_Emphasis"><text:span text:style-name="T13">cmd, </text:span></text:span><text:span text:style-name="Strong_20_Emphasis"><text:span text:style-name="T10">либо в меню Пуск, либо через W</text:span></text:span><text:span text:style-name="Strong_20_Emphasis"><text:span text:style-name="T13">in+R,</text:span></text:span><text:span text:style-name="Strong_20_Emphasis"><text:span text:style-name="T4"> </text:span></text:span><text:span text:style-name="Strong_20_Emphasis"><text:span text:style-name="T10">затем</text:span></text:span><text:span text:style-name="Strong_20_Emphasis"><text:span text:style-name="T5"> добавляем в </text:span></text:span><text:span text:style-name="Strong_20_Emphasis"><text:span text:style-name="T4">системные </text:span></text:span><text:span text:style-name="Strong_20_Emphasis"><text:span text:style-name="T14">переменные</text:span></text:span><text:span text:style-name="Strong_20_Emphasis"><text:span text:style-name="T4"> </text:span></text:span><text:span text:style-name="Strong_20_Emphasis"><text:span text:style-name="T5">Path </text:span></text:span><text:span text:style-name="Strong_20_Emphasis"><text:span text:style-name="T4">путь: «</text:span></text:span><text:span text:style-name="Strong_20_Emphasis"><text:span text:style-name="T15">C:\Program Files\OpenSSL-Win64\bin</text:span></text:span><text:span text:style-name="Strong_20_Emphasis"><text:span text:style-name="T4">»</text:span></text:span></text:p>
      <text:p text:style-name="P4"><text:span text:style-name="Strong_20_Emphasis"><text:span text:style-name="T4"/></text:span></text:p>
      <text:p text:style-name="Text_20_body"><text:span text:style-name="Strong_20_Emphasis"><text:span text:style-name="T16">Открываем</text:span></text:span><text:span text:style-name="Strong_20_Emphasis"><text:span text:style-name="T17"> </text:span></text:span><text:span text:style-name="Strong_20_Emphasis"><text:span text:style-name="T18">cmd </text:span></text:span><text:span text:style-name="Strong_20_Emphasis"><text:span text:style-name="T19">(</text:span></text:span><text:span text:style-name="Strong_20_Emphasis"><text:span text:style-name="T20">если </text:span></text:span><text:span text:style-name="Strong_20_Emphasis"><text:span text:style-name="T21">cmd </text:span></text:span><text:span text:style-name="Strong_20_Emphasis"><text:span text:style-name="T20"><text:s/>был открыт, закрыть и открыть ещё раз, для обновления пути из </text:span></text:span><text:span text:style-name="Strong_20_Emphasis"><text:span text:style-name="T22">Path</text:span></text:span><text:span text:style-name="Strong_20_Emphasis"><text:span text:style-name="T19">)</text:span></text:span><text:span text:style-name="Strong_20_Emphasis"><text:span text:style-name="T17">:</text:span></text:span></text:p>
      <text:list text:style-name="L1">
        <text:list-item>
          <text:p text:style-name="P5">Созда<text:span text:style-name="T23">ние</text:span> <text:span text:style-name="T24">закрыт</text:span><text:span text:style-name="T25">ого</text:span> ключ<text:span text:style-name="T26">а</text:span> и самоподписанн<text:span text:style-name="T26">ого</text:span> сертификат<text:span text:style-name="T26">а</text:span> с указанием CN:</text:p>
          <text:p text:style-name="P6"><text:bookmark-start text:name="__DdeLink__69_3890124649"/><text:span text:style-name="Source_20_Text"><text:span text:style-name="T27">openssl req -x509 -newkey rsa:2048 -keyout key</text:span></text:span><text:span text:style-name="Source_20_Text"><text:span text:style-name="T28">_CryptoAgent</text:span></text:span><text:span text:style-name="Source_20_Text"><text:span text:style-name="T27">.pem -out </text:span></text:span><text:span text:style-name="Source_20_Text"><text:span text:style-name="T29">crt</text:span></text:span><text:span text:style-name="Source_20_Text"><text:span text:style-name="T28">_CryptoAgent</text:span></text:span><text:span text:style-name="Source_20_Text"><text:span text:style-name="T27">.pem -days 365</text:span></text:span><text:span text:style-name="Source_20_Text"><text:span text:style-name="T28">0</text:span></text:span><text:span text:style-name="Source_20_Text"><text:span text:style-name="T27"> -nodes -subj "/CN=</text:span></text:span><text:span text:style-name="Source_20_Text"><text:span text:style-name="T30">CryptoAgent</text:span></text:span><text:span text:style-name="Source_20_Text"><text:span text:style-name="T27">"</text:span></text:span><text:bookmark-end text:name="__DdeLink__69_3890124649"/></text:p>
        </text:list-item>
      </text:list>
      <text:p text:style-name="Preformatted_20_Text"><text:span text:style-name="Source_20_Text"><text:span text:style-name="T31"/></text:span></text:p>
      <text:p text:style-name="Preformatted_20_Text"><text:span text:style-name="Source_20_Text"><text:span text:style-name="T31"/></text:span></text:p>
      <text:p text:style-name="Preformatted_20_Text"><text:span text:style-name="Source_20_Text"><text:span text:style-name="T31"/></text:span></text:p>
      <text:list text:continue-numbering="true" text:style-name="L1">
        <text:list-item>
          <text:p text:style-name="P5">Созд<text:span text:style-name="T32">ание</text:span> PFX-файл<text:span text:style-name="T32">а</text:span>:</text:p>
          <text:p text:style-name="P7"><text:span text:style-name="Source_20_Text"><text:span text:style-name="T27">openssl pkcs12 -export -out </text:span></text:span><text:span text:style-name="Source_20_Text"><text:span text:style-name="T30">CryptoAgent</text:span></text:span><text:span text:style-name="Source_20_Text"><text:span text:style-name="T27">.pfx -inkey key</text:span></text:span><text:span text:style-name="Source_20_Text"><text:span text:style-name="T28">_CryptoAgent</text:span></text:span><text:span text:style-name="Source_20_Text"><text:span text:style-name="T27">.pem -in </text:span></text:span><text:span text:style-name="Source_20_Text"><text:span text:style-name="T29">crt</text:span></text:span><text:span text:style-name="Source_20_Text"><text:span text:style-name="T28">_CryptoAgent</text:span></text:span><text:span text:style-name="Source_20_Text"><text:span text:style-name="T27">.pem</text:span></text:span></text:p>
        </text:list-item>
      </text:list>
      <text:p text:style-name="P8"/>
      <text:p text:style-name="P9"/>
      <text:list text:continue-numbering="true" text:style-name="L1">
        <text:list-item>
          <text:p text:style-name="P10"><text:span text:style-name="T33">Удаление ключа и сертифката (оставляем только </text:span><text:span text:style-name="T34">“</text:span><text:span text:style-name="T35">CryptoAgent.pfx</text:span><text:span text:style-name="T34">”</text:span><text:span text:style-name="T33">)</text:span>:</text:p>
          <text:p text:style-name="P11"><text:bookmark-start text:name="__DdeLink__990_3756616830"/><text:span text:style-name="Source_20_Text"><text:span text:style-name="T30">del key_CryptoAgent.pem crt_CryptoAgent.pem</text:span></text:span><text:bookmark-end text:name="__DdeLink__990_3756616830"/></text:p>
        </text:list-item>
      </text:list>
      <text:p text:style-name="P9"/>
      <text:p text:style-name="P9"/>
      <text:p text:style-name="P9"/>
      <text:p text:style-name="P12"><text:span text:style-name="T36">Примечание</text:span>:</text:p>
      <text:p text:style-name="P13"><text:span text:style-name="T37">1) </text:span><text:span text:style-name="T38">Срок действия </text:span><text:span text:style-name="T39">данного сертиф</text:span><text:span text:style-name="T40">и</text:span><text:span text:style-name="T39">ката не имеет значения, так как он будет использоваться только как ключ шифрования/деш</text:span><text:span text:style-name="T40">и</text:span><text:span text:style-name="T39">фрования. Даже по ист</text:span><text:span text:style-name="T40">е</text:span><text:span text:style-name="T39">чени</text:span><text:span text:style-name="T40">я</text:span><text:span text:style-name="T39"> срока действия ничего плохого не произойдёт.</text:span></text:p>
      <text:p text:style-name="P14"/>
      <text:p text:style-name="P15"><text:span text:style-name="Source_20_Text"><text:span text:style-name="T41">2</text:span></text:span><text:span text:style-name="Source_20_Text"><text:span text:style-name="T42">)</text:span></text:span><text:span text:style-name="Source_20_Text"><text:span text:style-name="T43"> </text:span></text:span><text:span text:style-name="Source_20_Text"><text:span text:style-name="T44">При конвертации, через</text:span></text:span><text:span text:style-name="Source_20_Text"><text:span text:style-name="T45"> OpenSSL </text:span></text:span><text:span text:style-name="Source_20_Text"><text:span text:style-name="T44">в</text:span></text:span><text:span text:style-name="Source_20_Text"><text:span text:style-name="T46"> </text:span></text:span><text:bookmark-start text:name="__DdeLink__1033_3547992930"/><text:span text:style-name="Source_20_Text"><text:span text:style-name="T46">«*.pfx»,</text:span></text:span><text:span text:style-name="Source_20_Text"><text:span text:style-name="T47"> </text:span></text:span><text:bookmark-end text:name="__DdeLink__1033_3547992930"/><text:span text:style-name="Source_20_Text"><text:span text:style-name="T46">сертиф</text:span></text:span><text:span text:style-name="Source_20_Text"><text:span text:style-name="T48">и</text:span></text:span><text:span text:style-name="Source_20_Text"><text:span text:style-name="T46">кат создаётся с шифрованием </text:span></text:span><text:span text:style-name="Source_20_Text"><text:span text:style-name="T47">SHA256, </text:span></text:span><text:span text:style-name="Source_20_Text"><text:span text:style-name="T46">который не поддерживается </text:span></text:span><text:span text:style-name="Source_20_Text"><text:span text:style-name="T49">в </text:span></text:span><text:span text:style-name="Source_20_Text"><text:span text:style-name="T50">Windows </text:span></text:span><text:span text:style-name="Source_20_Text"><text:span text:style-name="T49">8.1.</text:span></text:span></text:p>
      <text:p text:style-name="P15"><text:span text:style-name="Source_20_Text"><text:span text:style-name="T51"/></text:span></text:p>
      <text:p text:style-name="P15"><text:span text:style-name="Source_20_Text"><text:span text:style-name="T52">П</text:span></text:span><text:span text:style-name="Source_20_Text"><text:span text:style-name="T49">ростой способ поставить данный</text:span></text:span><text:span text:style-name="Source_20_Text"><text:span text:style-name="T50"> </text:span></text:span><text:span text:style-name="Source_20_Text"><text:span text:style-name="T46">«*.pfx» </text:span></text:span><text:span text:style-name="Source_20_Text"><text:span text:style-name="T49">сертификат на </text:span></text:span><text:span text:style-name="Source_20_Text"><text:span text:style-name="T50">Windows </text:span></text:span><text:span text:style-name="Source_20_Text"><text:span text:style-name="T49">8.1, это </text:span></text:span><text:span text:style-name="Source_20_Text"><text:span text:style-name="T52">установить его в </text:span></text:span><text:span text:style-name="Source_20_Text"><text:span text:style-name="T50">Windows 10/11</text:span></text:span><text:span text:style-name="Source_20_Text"><text:span text:style-name="T49"> </text:span></text:span><text:span text:style-name="Source_20_Text"><text:span text:style-name="T52">(с пометко</text:span></text:span><text:span text:style-name="Source_20_Text"><text:span text:style-name="T53">й</text:span></text:span><text:span text:style-name="Source_20_Text"><text:span text:style-name="T52"> как экспортируемый), затем экспортировать его </text:span></text:span><text:span text:style-name="Source_20_Text"><text:span text:style-name="T49">с </text:span></text:span><text:span text:style-name="Source_20_Text"><text:span text:style-name="T52">закрытым ключом и </text:span></text:span><text:span text:style-name="Source_20_Text"><text:span text:style-name="T49">шифрованием «</text:span></text:span><text:span text:style-name="Source_20_Text"><text:span text:style-name="T54">TripleDES-SHA1</text:span></text:span><text:span text:style-name="Source_20_Text"><text:span text:style-name="T49">»,</text:span></text:span><text:span text:style-name="Source_20_Text"><text:span text:style-name="T55"> тогда можно будет поставить </text:span></text:span><text:span text:style-name="Source_20_Text"><text:span text:style-name="T52">данный </text:span></text:span><text:span text:style-name="Source_20_Text"><text:span text:style-name="T46">«*.pfx» </text:span></text:span><text:span text:style-name="Source_20_Text"><text:span text:style-name="T52">сертификат</text:span></text:span><text:span text:style-name="Source_20_Text"><text:span text:style-name="T55"> на </text:span></text:span><text:span text:style-name="Source_20_Text"><text:span text:style-name="T56">Windows 8.1.</text:span></text:span></text:p>
      <text:p text:style-name="P15"><text:bookmark-end text:name="__DdeLink__1585_1054637655"/><text:span text:style-name="Source_20_Text"><text:span text:style-name="T56"/></text:span></text:p>
      <text:p text:style-name="P16"><text:span text:style-name="Source_20_Text"><text:span text:style-name="T57">Но лучше использовать утилиту "</text:span></text:span><text:span text:style-name="Source_20_Text"><text:span text:style-name="T58">GenCryAgent</text:span></text:span><text:span text:style-name="Source_20_Text"><text:span text:style-name="T57">" для автоматической генерации </text:span></text:span><text:span text:style-name="Source_20_Text"><text:span text:style-name="T59">«*.pfx» </text:span></text:span><text:span text:style-name="Source_20_Text"><text:span text:style-name="T57">сертификата, в ней уже предусмотрен</text:span></text:span><text:span text:style-name="Source_20_Text"><text:span text:style-name="T60">а совместимость </text:span></text:span><text:span text:style-name="Source_20_Text"><text:span text:style-name="T57">с </text:span></text:span><text:span text:style-name="Source_20_Text"><text:span text:style-name="T60"><text:s/></text:span></text:span><text:span text:style-name="Source_20_Text"><text:span text:style-name="T50">Windows 8.1.</text:span></text:span></text:p>
      <text:p text:style-name="P16"><text:span text:style-name="Source_20_Text"><text:span text:style-name="T5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14cm" fo:margin-right="1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06T09:25:59.614000000</meta:creation-date>
    <dc:date>2025-10-24T19:27:34.125229500</dc:date>
    <meta:editing-duration>PT3H38M44S</meta:editing-duration>
    <meta:editing-cycles>38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15" meta:word-count="204" meta:character-count="1670" meta:non-whitespace-character-count="1482"/>
  </office:meta>
</office:document-meta>
</file>